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54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55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56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57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58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59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410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411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412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413">
      <style:graphic-properties draw:fill="none" draw:stroke="solid" svg:stroke-width="0.00694in" svg:stroke-color="#ff0000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, 1.47313in, -0.0001in, 1.07212in)" draw:stroke="non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2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39" style:parent-style-name="Graphics">
      <style:graphic-properties draw:fill="none" fo:clip="rect(0in, 1.49624in, -0.00008in, 4.4929in)" draw:stroke="none"/>
    </style:style>
    <style:style style:family="graphic" style:name="a383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84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85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86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87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88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89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60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61">
      <style:graphic-properties draw:fill="none" draw:stroke="solid" svg:stroke-width="0.00694in" svg:stroke-color="#ff0000" svg:stroke-opacity="100%" draw:stroke-linejoin="miter" svg:stroke-linecap="butt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66" style:parent-style-name="Graphics">
      <style:graphic-properties draw:fill="none" fo:clip="rect(0in, 1.04563in, 0.0001in, 1.58782in)" draw:stroke="none"/>
    </style:style>
    <style:style style:family="graphic" style:name="a367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68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69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40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41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42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43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44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45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46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90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47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48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91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49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400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92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93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401">
      <style:graphic-properties draw:fill="none" draw:stroke="solid" svg:stroke-width="0.00694in" svg:stroke-color="#ff0000" svg:stroke-opacity="100%" draw:stroke-linejoin="miter" svg:stroke-linecap="butt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2">
      <style:graphic-properties draw:fill="none" draw:stroke="solid" svg:stroke-width="0.00694in" svg:stroke-color="#ff0000" svg:stroke-opacity="100%" draw:stroke-linejoin="miter" svg:stroke-linecap="butt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0694in" svg:stroke-color="#ff0000" svg:stroke-opacity="100%" draw:stroke-linejoin="miter" svg:stroke-linecap="butt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05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98" style:parent-style-name="Graphics">
      <style:graphic-properties draw:fill="none" fo:clip="rect(0in, 1.19337in, 0in, 1.18503in)" draw:stroke="none"/>
    </style:style>
    <style:style style:family="graphic" style:name="a406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99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407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408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409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70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71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72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73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74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75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76">
      <style:graphic-properties draw:fill="none" draw:stroke="solid" svg:stroke-width="0.00694in" svg:stroke-color="#ff0000" svg:stroke-opacity="100%" draw:stroke-linejoin="miter" svg:stroke-linecap="butt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51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52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353">
      <style:graphic-properties draw:fill="none" draw:stroke="solid" svg:stroke-width="0.00694in" svg:stroke-color="#ff0000" svg:stroke-opacity="100%" draw:stroke-linejoin="miter" svg:stroke-linecap="butt"/>
    </style:style>
  </office:automatic-styles>
  <office:body>
    <office:presentation>
      <draw:page draw:name="Slide2" draw:style-name="a335" draw:master-page-name="Master1-Layout2-obj-Title-and-Content" presentation:presentation-page-layout-name="Master1-PPL2" draw:id="Slide-257">
        <draw:custom-shape svg:x="0.00167in" svg:y="0in" svg:width="13.33in" svg:height="7.5in" draw:id="id63" draw:style-name="a338" draw:name="Rectangle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39" draw:name="Picture 4" svg:x="0.00002in" svg:y="0.0014in" svg:width="13.33331in" svg:height="7.4986in" style:rel-width="scale" style:rel-height="scale">
          <draw:image xlink:href="media/image1.png" xlink:type="simple" xlink:show="embed" xlink:actuate="onLoad"/>
          <svg:title/>
          <svg:desc>Graphical user interface, website

Description automatically generated</svg:desc>
        </draw:frame>
        <draw:connector draw:type="line" svg:x1="0.00167in" svg:y1="7.01003in" svg:x2="13.33333in" svg:y2="7.01003in" draw:id="id65" draw:style-name="a340" draw:name="Straight Connector 6">
          <svg:title/>
          <svg:desc/>
        </draw:connector>
        <draw:connector draw:type="line" svg:x1="2.14019in" svg:y1="7.4986in" svg:x2="2.14019in" svg:y2="4.46729in" draw:id="id66" draw:style-name="a341" draw:name="Straight Connector 12">
          <svg:title/>
          <svg:desc/>
        </draw:connector>
        <draw:connector draw:type="line" svg:x1="0in" svg:y1="4.4486in" svg:x2="13.33333in" svg:y2="4.4486in" draw:id="id67" draw:style-name="a342" draw:name="Straight Connector 15">
          <svg:title/>
          <svg:desc/>
        </draw:connector>
        <draw:connector draw:type="line" svg:x1="5.2243in" svg:y1="2.85826in" svg:x2="13.33167in" svg:y2="2.85826in" draw:id="id68" draw:style-name="a343" draw:name="Straight Connector 18">
          <svg:title/>
          <svg:desc/>
        </draw:connector>
        <draw:connector draw:type="line" svg:x1="5.46729in" svg:y1="2.6729in" svg:x2="5.46729in" svg:y2="4.45794in" draw:id="id69" draw:style-name="a344" draw:name="Straight Connector 21">
          <svg:title/>
          <svg:desc/>
        </draw:connector>
        <draw:connector draw:type="line" svg:x1="5.23365in" svg:y1="4.15576in" svg:x2="13.33333in" svg:y2="4.15576in" draw:id="id70" draw:style-name="a345" draw:name="Straight Connector 25">
          <svg:title/>
          <svg:desc/>
        </draw:connector>
        <draw:connector draw:type="line" svg:x1="0in" svg:y1="1.13931in" svg:x2="13.33167in" svg:y2="1.13931in" draw:id="id71" draw:style-name="a346" draw:name="Straight Connector 27">
          <svg:title/>
          <svg:desc/>
        </draw:connector>
        <draw:connector draw:type="line" svg:x1="0in" svg:y1="0.30754in" svg:x2="13.33167in" svg:y2="0.30754in" draw:id="id72" draw:style-name="a347" draw:name="Straight Connector 28">
          <svg:title/>
          <svg:desc/>
        </draw:connector>
        <draw:connector draw:type="line" svg:x1="8.34424in" svg:y1="0.30754in" svg:x2="8.34424in" svg:y2="1.13931in" draw:id="id73" draw:style-name="a348" draw:name="Straight Connector 29">
          <svg:title/>
          <svg:desc/>
        </draw:connector>
        <draw:connector draw:type="line" svg:x1="7.09034in" svg:y1="0.30754in" svg:x2="7.09034in" svg:y2="1.13931in" draw:id="id74" draw:style-name="a349" draw:name="Straight Connector 32">
          <svg:title/>
          <svg:desc/>
        </draw:connector>
        <draw:connector draw:type="line" svg:x1="5.13707in" svg:y1="0.30754in" svg:x2="5.13707in" svg:y2="1.13931in" draw:id="id75" draw:style-name="a350" draw:name="Straight Connector 33">
          <svg:title/>
          <svg:desc/>
        </draw:connector>
        <draw:connector draw:type="line" svg:x1="3.4081in" svg:y1="0.30754in" svg:x2="3.4081in" svg:y2="1.13931in" draw:id="id76" draw:style-name="a351" draw:name="Straight Connector 34">
          <svg:title/>
          <svg:desc/>
        </draw:connector>
        <draw:connector draw:type="line" svg:x1="2.01558in" svg:y1="0.30754in" svg:x2="2.01558in" svg:y2="1.13931in" draw:id="id77" draw:style-name="a352" draw:name="Straight Connector 35">
          <svg:title/>
          <svg:desc/>
        </draw:connector>
        <draw:connector draw:type="line" svg:x1="0.52025in" svg:y1="0.30753in" svg:x2="0.52025in" svg:y2="1.13931in" draw:id="id78" draw:style-name="a353" draw:name="Straight Connector 36">
          <svg:title/>
          <svg:desc/>
        </draw:connector>
        <draw:connector draw:type="line" svg:x1="9.87539in" svg:y1="0.30753in" svg:x2="9.87539in" svg:y2="1.13931in" draw:id="id79" draw:style-name="a354" draw:name="Straight Connector 37">
          <svg:title/>
          <svg:desc/>
        </draw:connector>
        <draw:connector draw:type="line" svg:x1="4.44548in" svg:y1="0in" svg:x2="4.44548in" svg:y2="0.30753in" draw:id="id80" draw:style-name="a355" draw:name="Straight Connector 38">
          <svg:title/>
          <svg:desc/>
        </draw:connector>
        <draw:connector draw:type="line" svg:x1="2.66823in" svg:y1="0in" svg:x2="2.66823in" svg:y2="0.30753in" draw:id="id81" draw:style-name="a356" draw:name="Straight Connector 40">
          <svg:title/>
          <svg:desc/>
        </draw:connector>
        <draw:connector draw:type="line" svg:x1="2.08878in" svg:y1="0in" svg:x2="2.08878in" svg:y2="0.30753in" draw:id="id82" draw:style-name="a357" draw:name="Straight Connector 41">
          <svg:title/>
          <svg:desc/>
        </draw:connector>
        <draw:connector draw:type="line" svg:x1="1.50935in" svg:y1="0in" svg:x2="1.50935in" svg:y2="0.30753in" draw:id="id83" draw:style-name="a358" draw:name="Straight Connector 42">
          <svg:title/>
          <svg:desc/>
        </draw:connector>
        <draw:connector draw:type="line" svg:x1="0.61215in" svg:y1="0in" svg:x2="0.61215in" svg:y2="0.30753in" draw:id="id84" draw:style-name="a359" draw:name="Straight Connector 43">
          <svg:title/>
          <svg:desc/>
        </draw:connector>
        <draw:connector draw:type="line" svg:x1="8.63084in" svg:y1="0in" svg:x2="8.63084in" svg:y2="0.30753in" draw:id="id85" draw:style-name="a360" draw:name="Straight Connector 44">
          <svg:title/>
          <svg:desc/>
        </draw:connector>
        <draw:connector draw:type="line" svg:x1="8.32399in" svg:y1="7.5in" svg:x2="8.32399in" svg:y2="4.46869in" draw:id="id86" draw:style-name="a361" draw:name="Straight Connector 46">
          <svg:title/>
          <svg:desc/>
        </draw:connector>
      </draw:page>
      <draw:page draw:name="Slide1" draw:style-name="a362" draw:master-page-name="Master1-Layout1-title-Title-Slide" presentation:presentation-page-layout-name="Master1-PPL1" draw:id="Slide-256">
        <draw:custom-shape svg:x="0.00167in" svg:y="0in" svg:width="13.33in" svg:height="7.5in" draw:id="id87" draw:style-name="a365" draw:name="Rectangle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366" draw:name="Picture 4" svg:x="0.00002in" svg:y="0.0014in" svg:width="13.33331in" svg:height="7.4986in" style:rel-width="scale" style:rel-height="scale">
          <draw:image xlink:href="media/image2.png" xlink:type="simple" xlink:show="embed" xlink:actuate="onLoad"/>
          <svg:title/>
          <svg:desc>Graphical user interface, website

Description automatically generated</svg:desc>
        </draw:frame>
        <draw:connector draw:type="line" svg:x1="4.57644in" svg:y1="7.5in" svg:x2="4.57644in" svg:y2="3.51376in" draw:id="id89" draw:style-name="a367" draw:name="Straight Connector 11">
          <svg:title/>
          <svg:desc/>
        </draw:connector>
        <draw:connector draw:type="line" svg:x1="0in" svg:y1="3.51376in" svg:x2="13.33167in" svg:y2="3.51376in" draw:id="id90" draw:style-name="a368" draw:name="Straight Connector 15">
          <svg:title/>
          <svg:desc/>
        </draw:connector>
        <draw:connector draw:type="line" svg:x1="8.19265in" svg:y1="7.5in" svg:x2="8.19265in" svg:y2="3.51376in" draw:id="id91" draw:style-name="a369" draw:name="Straight Connector 16">
          <svg:title/>
          <svg:desc/>
        </draw:connector>
        <draw:connector draw:type="line" svg:x1="2.77982in" svg:y1="3.51376in" svg:x2="2.77982in" svg:y2="0in" draw:id="id92" draw:style-name="a370" draw:name="Straight Connector 19">
          <svg:title/>
          <svg:desc/>
        </draw:connector>
        <draw:connector draw:type="line" svg:x1="10.14832in" svg:y1="3.51376in" svg:x2="10.14832in" svg:y2="0in" draw:id="id93" draw:style-name="a371" draw:name="Straight Connector 21">
          <svg:title/>
          <svg:desc/>
        </draw:connector>
        <draw:connector draw:type="line" svg:x1="0.00167in" svg:y1="0.3685in" svg:x2="13.33333in" svg:y2="0.3685in" draw:id="id94" draw:style-name="a372" draw:name="Straight Connector 22">
          <svg:title/>
          <svg:desc/>
        </draw:connector>
        <draw:connector draw:type="line" svg:x1="4.7431in" svg:y1="7.5in" svg:x2="4.7431in" svg:y2="3.51376in" draw:id="id95" draw:style-name="a373" draw:name="Straight Connector 23">
          <svg:title/>
          <svg:desc/>
        </draw:connector>
        <draw:connector draw:type="line" svg:x1="8.36927in" svg:y1="7.5in" svg:x2="8.36927in" svg:y2="3.51376in" draw:id="id96" draw:style-name="a374" draw:name="Straight Connector 25">
          <svg:title/>
          <svg:desc/>
        </draw:connector>
        <draw:connector draw:type="line" svg:x1="1.11693in" svg:y1="7.5in" svg:x2="1.11693in" svg:y2="3.51376in" draw:id="id97" draw:style-name="a375" draw:name="Straight Connector 26">
          <svg:title/>
          <svg:desc/>
        </draw:connector>
        <draw:connector draw:type="line" svg:x1="11.81787in" svg:y1="7.5in" svg:x2="11.81787in" svg:y2="3.51376in" draw:id="id98" draw:style-name="a376" draw:name="Straight Connector 27">
          <svg:title/>
          <svg:desc/>
        </draw:connector>
      </draw:page>
      <draw:page draw:name="Slide3" draw:style-name="a377" draw:master-page-name="Master1-Layout2-obj-Title-and-Content" presentation:presentation-page-layout-name="Master1-PPL2" draw:id="Slide-258">
        <draw:custom-shape svg:x="0.00167in" svg:y="0in" svg:width="13.33in" svg:height="7.5in" draw:id="id99" draw:style-name="a380" draw:name="Rectangle 9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381" draw:name="Picture 4" svg:x="-0.00164in" svg:y="0in" svg:width="13.33331in" svg:height="7.4986in" style:rel-width="scale" style:rel-height="scale">
          <draw:image xlink:href="media/image3.png" xlink:type="simple" xlink:show="embed" xlink:actuate="onLoad"/>
          <svg:title/>
          <svg:desc>Graphical user interface

Description automatically generated</svg:desc>
        </draw:frame>
        <draw:connector draw:type="line" svg:x1="6.7676in" svg:y1="0.0014in" svg:x2="6.76758in" svg:y2="3.36697in" draw:id="id101" draw:style-name="a382" draw:name="Straight Connector 12">
          <svg:title/>
          <svg:desc/>
        </draw:connector>
        <draw:connector draw:type="line" svg:x1="6.89756in" svg:y1="0.0014in" svg:x2="6.89755in" svg:y2="3.36697in" draw:id="id102" draw:style-name="a383" draw:name="Straight Connector 13">
          <svg:title/>
          <svg:desc/>
        </draw:connector>
        <draw:connector draw:type="line" svg:x1="6.7676in" svg:y1="5.38991in" svg:x2="6.7676in" svg:y2="7.5in" draw:id="id103" draw:style-name="a384" draw:name="Straight Connector 14">
          <svg:title/>
          <svg:desc/>
        </draw:connector>
        <draw:connector draw:type="line" svg:x1="6.89755in" svg:y1="5.38991in" svg:x2="6.89755in" svg:y2="7.5in" draw:id="id104" draw:style-name="a385" draw:name="Straight Connector 16">
          <svg:title/>
          <svg:desc/>
        </draw:connector>
        <draw:connector draw:type="line" svg:x1="0in" svg:y1="3.2381in" svg:x2="13.33333in" svg:y2="3.2381in" draw:id="id105" draw:style-name="a386" draw:name="Straight Connector 18">
          <svg:title/>
          <svg:desc/>
        </draw:connector>
        <draw:connector draw:type="line" svg:x1="-0.00952in" svg:y1="3.35745in" svg:x2="13.32381in" svg:y2="3.35745in" draw:id="id106" draw:style-name="a387" draw:name="Straight Connector 21">
          <svg:title/>
          <svg:desc/>
        </draw:connector>
        <draw:connector draw:type="line" svg:x1="-0.00952in" svg:y1="5.40363in" svg:x2="13.32381in" svg:y2="5.40363in" draw:id="id107" draw:style-name="a388" draw:name="Straight Connector 22">
          <svg:title/>
          <svg:desc/>
        </draw:connector>
        <draw:connector draw:type="line" svg:x1="-0.00952in" svg:y1="5.51905in" svg:x2="13.32381in" svg:y2="5.51905in" draw:id="id108" draw:style-name="a389" draw:name="Straight Connector 23">
          <svg:title/>
          <svg:desc/>
        </draw:connector>
        <draw:connector draw:type="line" svg:x1="3.21905in" svg:y1="0in" svg:x2="3.21905in" svg:y2="7.5in" draw:id="id109" draw:style-name="a390" draw:name="Straight Connector 25">
          <svg:title/>
          <svg:desc/>
        </draw:connector>
        <draw:connector draw:type="line" svg:x1="10.48095in" svg:y1="0in" svg:x2="10.48095in" svg:y2="7.5in" draw:id="id110" draw:style-name="a391" draw:name="Straight Connector 26">
          <svg:title/>
          <svg:desc/>
        </draw:connector>
        <draw:connector draw:type="line" svg:x1="-0.00952in" svg:y1="0.16331in" svg:x2="13.32381in" svg:y2="0.16331in" draw:id="id111" draw:style-name="a392" draw:name="Straight Connector 31">
          <svg:title/>
          <svg:desc/>
        </draw:connector>
        <draw:connector draw:type="line" svg:x1="0in" svg:y1="7.22381in" svg:x2="13.33333in" svg:y2="7.22381in" draw:id="id112" draw:style-name="a393" draw:name="Straight Connector 32">
          <svg:title/>
          <svg:desc/>
        </draw:connector>
      </draw:page>
      <draw:page draw:name="Slide4" draw:style-name="a394" draw:master-page-name="Master1-Layout2-obj-Title-and-Content" presentation:presentation-page-layout-name="Master1-PPL2" draw:id="Slide-259">
        <draw:custom-shape svg:x="0.00167in" svg:y="0in" svg:width="13.33in" svg:height="7.5in" draw:id="id113" draw:style-name="a397" draw:name="Rectangle 9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398" draw:name="Picture 4" svg:x="0.00002in" svg:y="0.0014in" svg:width="13.33331in" svg:height="7.4986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-0.01163in" svg:y1="4.82257in" svg:x2="13.33333in" svg:y2="4.82257in" draw:id="id115" draw:style-name="a399" draw:name="Straight Connector 6">
          <svg:title/>
          <svg:desc/>
        </draw:connector>
        <draw:connector draw:type="line" svg:x1="0in" svg:y1="3.36908in" svg:x2="13.33333in" svg:y2="3.36908in" draw:id="id116" draw:style-name="a400" draw:name="Straight Connector 8">
          <svg:title/>
          <svg:desc/>
        </draw:connector>
        <draw:connector draw:type="line" svg:x1="-0.01163in" svg:y1="0.97373in" svg:x2="13.33333in" svg:y2="0.97373in" draw:id="id117" draw:style-name="a401" draw:name="Straight Connector 12">
          <svg:title/>
          <svg:desc/>
        </draw:connector>
        <draw:connector draw:type="line" svg:x1="4.14928in" svg:y1="4.82257in" svg:x2="4.14928in" svg:y2="7.5in" draw:id="id118" draw:style-name="a402" draw:name="Straight Connector 16">
          <svg:title/>
          <svg:desc/>
        </draw:connector>
        <draw:connector draw:type="line" svg:x1="9.10664in" svg:y1="4.82257in" svg:x2="9.10664in" svg:y2="7.5in" draw:id="id119" draw:style-name="a403" draw:name="Straight Connector 18">
          <svg:title/>
          <svg:desc/>
        </draw:connector>
        <draw:connector draw:type="line" svg:x1="4.14928in" svg:y1="3.36908in" svg:x2="4.14928in" svg:y2="4.82257in" draw:id="id120" draw:style-name="a404" draw:name="Straight Connector 19">
          <svg:title/>
          <svg:desc/>
        </draw:connector>
        <draw:connector draw:type="line" svg:x1="9.10664in" svg:y1="3.36908in" svg:x2="9.10664in" svg:y2="4.82257in" draw:id="id121" draw:style-name="a405" draw:name="Straight Connector 21">
          <svg:title/>
          <svg:desc/>
        </draw:connector>
        <draw:connector draw:type="line" svg:x1="6.66667in" svg:y1="1.95349in" svg:x2="6.66667in" svg:y2="3.36908in" draw:id="id122" draw:style-name="a406" draw:name="Straight Connector 23">
          <svg:title/>
          <svg:desc/>
        </draw:connector>
        <draw:connector draw:type="line" svg:x1="6.66085in" svg:y1="1.95349in" svg:x2="13.33333in" svg:y2="1.96512in" draw:id="id123" draw:style-name="a407" draw:name="Straight Connector 25">
          <svg:title/>
          <svg:desc/>
        </draw:connector>
        <draw:connector draw:type="line" svg:x1="0in" svg:y1="0.32644in" svg:x2="13.33333in" svg:y2="0.32644in" draw:id="id124" draw:style-name="a408" draw:name="Straight Connector 27">
          <svg:title/>
          <svg:desc/>
        </draw:connector>
        <draw:connector draw:type="line" svg:x1="3.02882in" svg:y1="0in" svg:x2="3.02882in" svg:y2="0.32644in" draw:id="id125" draw:style-name="a409" draw:name="Straight Connector 29">
          <svg:title/>
          <svg:desc/>
        </draw:connector>
        <draw:connector draw:type="line" svg:x1="3.69548in" svg:y1="0in" svg:x2="3.69548in" svg:y2="0.32644in" draw:id="id126" draw:style-name="a410" draw:name="Straight Connector 31">
          <svg:title/>
          <svg:desc/>
        </draw:connector>
        <draw:connector draw:type="line" svg:x1="6.11215in" svg:y1="0in" svg:x2="6.11215in" svg:y2="0.32644in" draw:id="id127" draw:style-name="a411" draw:name="Straight Connector 33">
          <svg:title/>
          <svg:desc/>
        </draw:connector>
        <draw:connector draw:type="line" svg:x1="4.65382in" svg:y1="0in" svg:x2="4.65382in" svg:y2="0.32644in" draw:id="id128" draw:style-name="a412" draw:name="Straight Connector 35">
          <svg:title/>
          <svg:desc/>
        </draw:connector>
        <draw:connector draw:type="line" svg:x1="9.39687in" svg:y1="0in" svg:x2="9.39687in" svg:y2="0.32644in" draw:id="id129" draw:style-name="a413" draw:name="Straight Connector 37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23/2021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1/23/2021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/23/2021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1/23/2021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1/23/2021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23/2021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1/23/2021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1/23/2021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/23/2021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/23/2021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1/23/2021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1/23/2021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Calvin Heeres</meta:initial-creator>
    <dc:creator>Calvin Heeres</dc:creator>
    <meta:creation-date>2021-11-23T10:56:23Z</meta:creation-date>
    <dc:date>2021-11-23T11:54:23Z</dc:date>
    <meta:editing-cycles>1</meta:editing-cycles>
    <meta:editing-duration>PT3143S</meta:editing-duration>
    <meta:document-statistic meta:paragraph-count="0" meta:word-count="0"/>
  </office:meta>
</office:document-meta>
</file>